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xo 2" svg:font-family="'Exo 2', Lato, sans-serif"/>
    <style:font-face style:name="Lohit Devanagari1" svg:font-family="'Lohit Devanagari'"/>
    <style:font-face style:name="Roboto" svg:font-family="Roboto, sans-serif"/>
    <style:font-face style:name="SFMono-Regular" svg:font-family="SFMono-Regular, Consolas, 'Liberation Mono', Menlo, Courier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Oxygen-Sans, Ubuntu, Cantarell, 'Helvetica Neue', Helvetica, Arial, sans-serif"/>
    <style:font-face style:name="arial" svg:font-family="arial, sans-serif"/>
    <style:font-face style:name="roboto" svg:font-family="roboto, sans-serif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" fo:font-size="18pt" fo:font-weight="bold" officeooo:rsid="0018c3c5" officeooo:paragraph-rsid="0018c3c5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Sans" officeooo:paragraph-rsid="0018c3c5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2129a0"/>
    </style:style>
    <style:style style:name="P4" style:family="paragraph" style:parent-style-name="Text_20_body" style:list-style-name="L1">
      <style:paragraph-properties fo:text-align="justify" style:justify-single-word="false"/>
      <style:text-properties fo:font-variant="normal" fo:text-transform="none" fo:color="#212529" style:font-name="Sans" fo:font-size="10pt" fo:letter-spacing="normal" fo:font-style="normal" fo:font-weight="bold" officeooo:paragraph-rsid="002129a0" style:font-size-asian="10pt" style:font-weight-asian="bold" style:font-size-complex="10pt" style:font-weight-complex="bold"/>
    </style:style>
    <style:style style:name="P5" style:family="paragraph" style:parent-style-name="Text_20_body" style:list-style-name="L1">
      <style:paragraph-properties fo:text-align="justify" style:justify-single-word="false"/>
      <style:text-properties fo:font-variant="normal" fo:text-transform="none" fo:color="#212529" style:font-name="Sans" fo:font-size="10pt" fo:letter-spacing="normal" fo:font-style="normal" fo:font-weight="normal" officeooo:rsid="002129a0" officeooo:paragraph-rsid="002129a0" style:font-size-asian="10pt" style:font-size-complex="10pt"/>
    </style:style>
    <style:style style:name="P6" style:family="paragraph" style:parent-style-name="Text_20_body" style:list-style-name="L1">
      <style:paragraph-properties fo:text-align="justify" style:justify-single-word="false"/>
      <style:text-properties fo:font-variant="normal" fo:text-transform="none" fo:color="#212529" style:font-name="Sans" fo:font-size="10pt" fo:letter-spacing="normal" fo:font-style="normal" fo:font-weight="normal" officeooo:rsid="002129a0" officeooo:paragraph-rsid="0023be38" style:font-size-asian="10pt" style:font-size-complex="10pt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2129a0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23be38"/>
    </style:style>
    <style:style style:name="P9" style:family="paragraph" style:parent-style-name="Subtitle">
      <style:text-properties fo:color="#808080" style:font-name="Sans"/>
    </style:style>
    <style:style style:name="P10" style:family="paragraph" style:parent-style-name="Title" style:list-style-name="L1">
      <style:text-properties style:font-name="Sans" fo:font-size="26pt" style:font-size-asian="26pt" style:font-size-complex="26pt"/>
    </style:style>
    <style:style style:name="T1" style:family="text">
      <style:text-properties officeooo:rsid="0018c3c5"/>
    </style:style>
    <style:style style:name="T2" style:family="text">
      <style:text-properties officeooo:rsid="001f38f4"/>
    </style:style>
    <style:style style:name="T3" style:family="text">
      <style:text-properties fo:font-variant="normal" fo:text-transform="none" fo:color="#212529" style:font-name="Sans" fo:font-size="10pt" fo:letter-spacing="normal" fo:font-style="normal" fo:font-weight="normal" officeooo:rsid="002129a0" style:font-size-asian="10pt" style:font-size-complex="10pt"/>
    </style:style>
    <style:style style:name="T4" style:family="text">
      <style:text-properties fo:font-variant="normal" fo:text-transform="none" fo:color="#212529" style:font-name="Sans" fo:font-size="10pt" fo:letter-spacing="normal" fo:font-style="normal" fo:font-weight="normal" officeooo:rsid="0026ace7" style:font-size-asian="10pt" style:font-size-complex="10pt"/>
    </style:style>
    <style:style style:name="T5" style:family="text">
      <style:text-properties fo:font-variant="normal" fo:text-transform="none" fo:color="#212529" style:font-name="Sans" fo:font-size="10pt" fo:letter-spacing="normal" fo:font-style="normal" fo:font-weight="normal" officeooo:rsid="0026ace7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212529" style:font-name="Sans" fo:font-size="10pt" fo:letter-spacing="normal" fo:font-style="normal" fo:font-weight="bold" officeooo:rsid="0026ace7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Sans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Sans" fo:font-size="10pt" fo:letter-spacing="normal" fo:font-style="normal" style:text-underline-style="none" fo:font-weight="normal" officeooo:rsid="002129a0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Sans" fo:font-size="10pt" fo:letter-spacing="normal" fo:font-style="normal" style:text-underline-style="none" fo:font-weight="normal" officeooo:rsid="002129a0" style:text-blinking="false" fo:background-color="transparent" loext:char-shading-value="0" style:font-size-asian="10pt" style:font-size-complex="10pt" loext:padding-left="0.106cm" loext:padding-right="0.106cm" loext:padding-top="0.049cm" loext:padding-bottom="0.049cm" loext:border="0.06pt solid #f7f9fa"/>
    </style:style>
    <style:style style:name="T10" style:family="text">
      <style:text-properties fo:font-variant="normal" fo:text-transform="none" fo:color="#000000" style:text-line-through-style="none" style:text-line-through-type="none" style:font-name="Sans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 loext:padding-left="0.106cm" loext:padding-right="0.106cm" loext:padding-top="0.049cm" loext:padding-bottom="0.049cm" loext:border="0.06pt solid #f7f9fa"/>
    </style:style>
    <style:style style:name="T11" style:family="text">
      <style:text-properties fo:font-variant="normal" fo:text-transform="none" fo:color="#000000" style:text-line-through-style="none" style:text-line-through-type="none" style:font-name="Sans" fo:font-size="10pt" fo:letter-spacing="normal" fo:font-style="normal" style:text-underline-style="none" fo:font-weight="normal" officeooo:rsid="00229cdd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font-name="Sans" fo:font-size="10pt" fo:letter-spacing="normal" fo:font-style="normal" fo:font-weight="normal" officeooo:rsid="002129a0" style:font-size-asian="10pt" style:font-size-complex="10pt"/>
    </style:style>
    <style:style style:name="T13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02124" style:font-name="arial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202124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202124" style:font-name="arial" fo:font-size="10pt" fo:letter-spacing="normal" fo:font-style="normal" fo:font-weight="bold" style:font-size-asian="10pt" style:font-size-complex="10pt"/>
    </style:style>
    <style:style style:name="T19" style:family="text">
      <style:text-properties fo:font-variant="normal" fo:text-transform="none" fo:color="#202124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202124" style:font-name="Sans" fo:font-size="10pt" fo:letter-spacing="normal" fo:font-style="normal" fo:font-weight="normal" officeooo:rsid="00229cdd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333333" style:font-name="Roboto" fo:font-size="14.25pt" fo:letter-spacing="normal" fo:font-style="normal" fo:font-weight="normal"/>
    </style:style>
    <style:style style:name="T22" style:family="text">
      <style:text-properties fo:font-variant="normal" fo:text-transform="none" fo:color="#333333" style:font-name="Roboto" fo:font-size="14.25pt" fo:letter-spacing="normal" fo:font-style="normal" fo:font-weight="normal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333333" style:font-name="Roboto" fo:font-size="10pt" fo:letter-spacing="normal" fo:font-style="normal" fo:font-weight="normal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333333" style:font-name="Roboto" fo:font-size="10pt" fo:letter-spacing="normal" fo:font-style="normal" fo:font-weight="normal" officeooo:rsid="0023be38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333333" style:font-name="Roboto" fo:font-size="10pt" fo:letter-spacing="normal" fo:font-style="normal" fo:font-weight="normal" style:font-size-asian="10pt" style:font-size-complex="10pt"/>
    </style:style>
    <style:style style:name="T26" style:family="text">
      <style:text-properties fo:font-variant="normal" fo:text-transform="none" fo:color="#333333" style:font-name="Roboto" fo:font-size="10pt" fo:letter-spacing="normal" fo:font-style="normal" fo:font-weight="normal" officeooo:rsid="0023be38" style:font-size-asian="10pt" style:font-size-complex="10pt"/>
    </style:style>
    <style:style style:name="T27" style:family="text">
      <style:text-properties fo:font-variant="normal" fo:text-transform="none" fo:color="#333333" style:font-name="Roboto" fo:font-size="10pt" fo:letter-spacing="normal" fo:font-style="normal" fo:font-weight="normal" officeooo:rsid="00251f5f" style:font-size-asian="10pt" style:font-size-complex="10pt"/>
    </style:style>
    <style:style style:name="T28" style:family="text">
      <style:text-properties fo:font-variant="normal" fo:text-transform="none" fo:color="#333333" style:font-name="Roboto" fo:letter-spacing="normal" fo:font-style="normal" fo:font-weight="normal"/>
    </style:style>
    <style:style style:name="T29" style:family="text">
      <style:text-properties fo:font-variant="normal" fo:text-transform="none" fo:color="#333333" style:font-name="Roboto" fo:letter-spacing="normal" fo:font-style="normal" fo:font-weight="normal" style:font-weight-asian="normal" style:font-weight-complex="normal"/>
    </style:style>
    <style:style style:name="T30" style:family="text">
      <style:text-properties officeooo:rsid="002129a0"/>
    </style:style>
    <style:style style:name="T3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90671755" text:style-name="L1">
        <text:list-header>
          <text:p text:style-name="P10"><text:bookmark text:name="yui_3_17_2_1_1663156915405_49"/>LINGUAGEM DE PROGRAMAÇÃO II</text:p>
        </text:list-header>
      </text:list>
      <text:p text:style-name="P1"/>
      <text:p text:style-name="P9">Nome: Maria <text:span text:style-name="T2">T</text:span>ereza <text:span text:style-name="T30">C. Brachini</text:span></text:p>
      <text:p text:style-name="P2"/>
      <text:list xml:id="list100924001275153" text:continue-numbering="true" text:style-name="L1">
        <text:list-item>
          <text:p text:style-name="P4"><text:span text:style-name="T1">Pesquise qual a principal diferença entre as implementações da interface Set: HashSet, LinkedHashSet e TreeSet.</text:span></text:p>
          <text:p text:style-name="P3"><text:span text:style-name="T12">R: </text:span><text:span text:style-name="T7">A </text:span><text:span text:style-name="T8">Principal </text:span><text:span text:style-name="T7">diferença entre os </text:span><text:span text:style-name="Source_20_Text"><text:span text:style-name="T10">HashSet</text:span></text:span><text:span text:style-name="T7">, </text:span><text:span text:style-name="Source_20_Text"><text:span text:style-name="T10">TreeSet</text:span></text:span><text:span text:style-name="T7">, e </text:span><text:span text:style-name="Source_20_Text"><text:span text:style-name="T10">LinkedHashSet</text:span></text:span><text:span text:style-name="T7">class é </text:span><text:span text:style-name="T8">a </text:span><text:span text:style-name="T7"><text:s/>ordem em que retorna o conteúdo do conjunto. </text:span><text:span text:style-name="Source_20_Text"><text:span text:style-name="T10">HashSet </text:span></text:span><text:span text:style-name="T7">não garante a ordem de iteração do conjunto ou </text:span><text:span text:style-name="T8">que será</text:span><text:span text:style-name="T7"> constante. </text:span><text:span text:style-name="Source_20_Text"><text:span text:style-name="T10">Tree</text:span></text:span><text:span text:style-name="Source_20_Text"><text:span text:style-name="T9">Set</text:span></text:span><text:span text:style-name="T7">, é </text:span><text:span text:style-name="T8">repetido</text:span><text:span text:style-name="T7"> de acordo com a ordenação natural de seus elementos. </text:span><text:span text:style-name="T11">E </text:span><text:span text:style-name="Source_20_Text"><text:span text:style-name="T10">LinkedHashSet </text:span></text:span><text:span text:style-name="T7">executa uma lista duplamente vinculada por todos os seus elementos.</text:span></text:p>
          <text:p text:style-name="P5"/>
        </text:list-item>
        <text:list-item>
          <text:p text:style-name="P4">Pesquise qual a principal diferença entre as implementações da interface List: ArrayList, LinkedList, Vector e Stack.</text:p>
          <text:p text:style-name="P7"><text:span text:style-name="T3">R: </text:span><text:span text:style-name="T20">A pricipal diferença entre </text:span><text:span text:style-name="T14">ArrayList e LinkedList é a forma com que os objetos são armazenados internamente. No caso do ArrayList, ele utiliza um vetor e no caso do LinkedList, ele usa uma lista encadeada. Vector que foram reprojetadas para suportar as classes de coleção.</text:span></text:p>
          <text:p text:style-name="P5"/>
        </text:list-item>
        <text:list-item>
          <text:p text:style-name="P4">Pesquise qual a principal diferença entre as implementações da interface Map: HashMap, TreeMap e Hashtable.</text:p>
          <text:p text:style-name="P8"><text:span text:style-name="T3">R: </text:span><text:span text:style-name="Strong_20_Emphasis"><text:span text:style-name="T24">O </text:span></text:span><text:span text:style-name="T23">HashMap </text:span><text:span text:style-name="T25">contém apenas elementos únicos, </text:span><text:span text:style-name="T26">e</text:span><text:span text:style-name="T25">le pode ter uma chave nula </text:span><text:span text:style-name="T26">ou</text:span><text:span text:style-name="T25"> vários valores nulos </text:span><text:span text:style-name="T26">e n</text:span><text:span text:style-name="T25">ão mantém </text:span><text:span text:style-name="Strong_20_Emphasis"><text:span text:style-name="T25">nenhuma ordem</text:span></text:span><text:span text:style-name="T25">. </text:span><text:span text:style-name="Strong_20_Emphasis"><text:span text:style-name="T23">LinkedHashMap </text:span></text:span><text:span text:style-name="T23">contém apenas elementos únicos, <text:s/></text:span><text:span text:style-name="T24">e</text:span><text:span text:style-name="T23">le pode ter uma chave nula e vários valores nulos. É o mesmo que o HashMap, em vez disso,</text:span><text:span text:style-name="Strong_20_Emphasis"><text:span text:style-name="T23">mantém a ordem de inserção</text:span></text:span><text:span text:style-name="T23">. </text:span><text:span text:style-name="Strong_20_Emphasis"><text:span text:style-name="T23">TreeMap implementa a interface NavigableMap e estende a classe AbstractMap. Ele não pode ter chave nula, mas pode ter vários valores nulos, </text:span></text:span><text:span text:style-name="Strong_20_Emphasis"><text:span text:style-name="T24">é</text:span></text:span><text:span text:style-name="T25"> o mesmo que o HashMap, </text:span><text:span text:style-name="T26">mas</text:span><text:span text:style-name="T25"> em vez disso, </text:span><text:span text:style-name="Strong_20_Emphasis"><text:span text:style-name="T25">mantém </text:span></text:span><text:span text:style-name="Strong_20_Emphasis"><text:span text:style-name="T26">em</text:span></text:span><text:span text:style-name="Strong_20_Emphasis"><text:span text:style-name="T25"> ordem crescente</text:span></text:span><text:span text:style-name="T25">.</text:span><text:span text:style-name="T26"> </text:span><text:span text:style-name="T25">Hashtable é uma matriz de lista, </text:span><text:span text:style-name="T26">c</text:span><text:span text:style-name="T25">ada lista é conhecida como um balde. A</text:span><text:span text:style-name="T26"> </text:span><text:span text:style-name="T25">posição do balde é identificada </text:span><text:span text:style-name="T27">pelo</text:span><text:span text:style-name="T25"> método hashcode(). Ele contém apenas elementos únicos </text:span><text:span text:style-name="T27">e p</text:span><text:span text:style-name="T25">ode não ter nenhuma chave ou valor nulo.</text:span></text:p>
          <text:p text:style-name="P6"/>
        </text:list-item>
        <text:list-item>
          <text:p text:style-name="P4">A classe Properties se encontra na hierarquia da interface Map. Usando a leitura complementar disponível nos slides (especificamente o website do Caelum), explique qual o seu uso e demostre sua utilização em uma classe Main.</text:p>
          <text:p text:style-name="P5">R:</text:p>
        </text:list-item>
        <text:list-item>
          <text:p text:style-name="P4">Qual a diferença entre a classe ArrayList e LinkedList</text:p>
          <text:p text:style-name="P7"><text:span text:style-name="T3">R: </text:span><text:span text:style-name="T5">S</text:span><text:span text:style-name="T17">ão as classes que implementam a interface List. O ArrayList é a implementação de array redimensionável da interface List, enquanto LinkedList é a implementação de lista duplamente vinculada da interface List em Java</text:span></text:p>
          <text:p text:style-name="P5"><text:soft-page-break/></text:p>
        </text:list-item>
        <text:list-item>
          <text:p text:style-name="P4">Para LinkedList, escreva uma classe que teste os métodos addFirst(), addLast(), getFirst(), getLast(), removeFirst() e removeLast().</text:p>
          <text:p text:style-name="P5">R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xo 2" svg:font-family="'Exo 2', Lato, sans-serif"/>
    <style:font-face style:name="Lohit Devanagari1" svg:font-family="'Lohit Devanagari'"/>
    <style:font-face style:name="Roboto" svg:font-family="Roboto, sans-serif"/>
    <style:font-face style:name="SFMono-Regular" svg:font-family="SFMono-Regular, Consolas, 'Liberation Mono', Menlo, Courier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Oxygen-Sans, Ubuntu, Cantarell, 'Helvetica Neue', Helvetica, Arial, sans-serif"/>
    <style:font-face style:name="arial" svg:font-family="arial, sans-serif"/>
    <style:font-face style:name="roboto" svg:font-family="roboto, sans-serif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7T10:09:29.165764298</meta:creation-date>
    <dc:date>2022-09-14T10:09:22.573502792</dc:date>
    <meta:editing-duration>PT10M4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382" meta:character-count="2373" meta:non-whitespace-character-count="2009"/>
  </office:meta>
</office:document-meta>
</file>